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Calibri1" svg:font-family="Calibri" style:font-family-generic="swiss"/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dash" draw:stroke-dash="Dashed_20__28_var_29__20_4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deebf7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fbe5d6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e2f0d9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>
      <style:graphic-properties style:protect="size"/>
    </style:style>
    <style:style style:name="pr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style:font-name="Liberation Sans1" fo:font-size="14pt"/>
    </style:style>
    <style:style style:name="P2" style:family="paragraph">
      <loext:graphic-properties draw:fill="none"/>
      <style:paragraph-properties fo:text-align="start"/>
      <style:text-properties style:font-name="Liberation Sans1"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Liberation Sans1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/>
    </style:style>
    <style:style style:name="P5" style:family="paragraph">
      <loext:graphic-properties draw:fill="solid" draw:fill-color="#deebf7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Liberation Sans1" fo:font-size="10.5pt" style:font-size-asian="10.5pt" style:font-size-complex="10.5pt"/>
    </style:style>
    <style:style style:name="P7" style:family="paragraph">
      <loext:graphic-properties draw:fill="solid" draw:fill-color="#fbe5d6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0.5pt" style:font-size-asian="10.5pt" style:font-size-complex="10.5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Liberation Sans1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/>
    </style:style>
    <style:style style:name="P10" style:family="paragraph">
      <loext:graphic-properties draw:fill="solid" draw:fill-color="#fbe5d6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/>
    </style:style>
    <style:style style:name="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style:font-name="Liberation Sans1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/>
    </style:style>
    <style:style style:name="P13" style:family="paragraph">
      <loext:graphic-properties draw:fill="solid" draw:fill-color="#e2f0d9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10pt" fo:letter-spacing="normal" fo:font-style="normal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3" style:family="text">
      <style:text-properties fo:font-variant="normal" fo:text-transform="none" fo:color="#1155cc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1" fo:font-size="9pt" fo:letter-spacing="normal" fo:font-style="normal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9pt" fo:letter-spacing="normal" fo:font-style="normal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1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fo:font-variant="normal" fo:text-transform="none" fo:color="#538135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8" style:family="text">
      <style:text-properties fo:font-variant="normal" fo:text-transform="none" fo:color="#1155cc" style:text-line-through-style="none" style:text-line-through-type="none" style:text-position="0% 100%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9" style:family="text">
      <style:text-properties fo:font-variant="normal" fo:text-transform="none" fo:color="#1155cc" style:text-line-through-style="none" style:text-line-through-type="none" style:text-position="0% 100%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63;p14" draw:style-name="gr1" draw:text-style-name="P1" draw:layer="layout" svg:width="9.652cm" svg:height="8.032cm" svg:x="9.464cm" svg:y="2.8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64;p14">
          <draw:custom-shape draw:name="Google Shape;65;p14" draw:style-name="gr2" draw:text-style-name="P2" draw:layer="layout" svg:width="3.896cm" svg:height="0.001cm" svg:x="14.789cm" svg:y="6.24cm">
            <text:p/>
            <draw:enhanced-geometry draw:mirror-horizontal="true" draw:mirror-vertical="false" svg:viewBox="0 0 21600 21600" draw:type="mso-spt32" draw:enhanced-path="M 0 0 L 21600 21600 N"/>
          </draw:custom-shape>
          <draw:g draw:name="Google Shape;66;p14">
            <draw:custom-shape draw:name="Google Shape;89;p14" draw:style-name="gr2" draw:text-style-name="P2" draw:layer="layout" svg:width="3.749cm" svg:height="2.643cm" draw:transform="rotate (-3.14159265358979) translate (13.658cm 9.299cm)">
              <text:p/>
              <draw:enhanced-geometry draw:mirror-horizontal="true" draw:mirror-vertical="false" svg:viewBox="0 0 21600 21600" draw:type="mso-spt32" draw:enhanced-path="M 0 0 L 21600 21600 N"/>
            </draw:custom-shape>
            <draw:g draw:name="Google Shape;67;p14">
              <draw:custom-shape draw:name="Google Shape;68;p14" draw:style-name="gr1" draw:text-style-name="P1" draw:layer="layout" svg:width="4.748cm" svg:height="4.337cm" svg:x="4.362cm" svg:y="2.90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69;p14" draw:style-name="gr3" draw:text-style-name="P4" draw:layer="layout" svg:width="2.864cm" svg:height="1.032cm" svg:x="4.332cm" svg:y="3.123cm">
                <text:p text:style-name="P3"><text:span text:style-name="T1">Client-A1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70;p14" draw:style-name="gr3" draw:text-style-name="P4" draw:layer="layout" svg:width="2.861cm" svg:height="1.032cm" svg:x="4.332cm" svg:y="5.584cm">
                <text:p text:style-name="P3"><text:span text:style-name="T1">Client-A2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71;p14" draw:style-name="gr4" draw:text-style-name="P5" draw:layer="layout" svg:width="2.861cm" svg:height="1.032cm" svg:x="6.159cm" svg:y="4.325cm">
                <text:p text:style-name="P3"><text:span text:style-name="T1">Server-A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72;p14" draw:style-name="gr5" draw:text-style-name="P7" draw:layer="layout" svg:width="2.476cm" svg:height="1.032cm" svg:x="7.785cm" svg:y="2.372cm">
                <text:p text:style-name="P6"><text:span text:style-name="T1">Gateway-A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custom-shape draw:name="Google Shape;73;p14" draw:style-name="gr6" draw:text-style-name="P9" draw:layer="layout" svg:width="2.152cm" svg:height="0.617cm" svg:x="4.392cm" svg:y="4.047cm">
                <text:p text:style-name="P8"><text:span text:style-name="T2">10.1.0.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74;p14" draw:style-name="gr6" draw:text-style-name="P9" draw:layer="layout" svg:width="2.152cm" svg:height="0.617cm" svg:x="4.392cm" svg:y="6.535cm">
                <text:p text:style-name="P8"><text:span text:style-name="T2">10.1.0.3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75;p14" draw:style-name="gr6" draw:text-style-name="P9" draw:layer="layout" svg:width="2.476cm" svg:height="0.617cm" svg:x="6.72cm" svg:y="5.287cm">
                <text:p text:style-name="P8"><text:span text:style-name="T2">10.1.0.9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76;p14" draw:style-name="gr6" draw:text-style-name="P9" draw:layer="layout" svg:width="2.152cm" svg:height="0.617cm" svg:x="7.313cm" svg:y="3.349cm">
                <text:p text:style-name="P8"><text:span text:style-name="T2">10.1.0.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77;p14" draw:style-name="gr6" draw:text-style-name="P9" draw:layer="layout" svg:width="3.392cm" svg:height="0.737cm" svg:x="4.098cm" svg:y="2.254cm">
                <text:p text:style-name="P8"><text:span text:style-name="T3">10.1.0.0/1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78;p14">
              <draw:custom-shape draw:name="Google Shape;79;p14" draw:style-name="gr1" draw:text-style-name="P1" draw:layer="layout" svg:width="4.367cm" svg:height="4.221cm" svg:x="19.426cm" svg:y="6.15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80;p14" draw:style-name="gr3" draw:text-style-name="P4" draw:layer="layout" svg:width="2.654cm" svg:height="1.032cm" svg:x="21.176cm" svg:y="7.154cm">
                <text:p text:style-name="P3"><text:span text:style-name="T4">Server-1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81;p14" draw:style-name="gr3" draw:text-style-name="P4" draw:layer="layout" svg:width="2.654cm" svg:height="1.032cm" svg:x="21.176cm" svg:y="8.754cm">
                <text:p text:style-name="P3"><text:span text:style-name="T5">Server-2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82;p14" draw:style-name="gr5" draw:text-style-name="P10" draw:layer="layout" svg:width="2.332cm" svg:height="1.032cm" svg:x="17.957cm" svg:y="5.651cm">
                <text:p text:style-name="P3"><text:span text:style-name="T4">Gateway-S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custom-shape draw:name="Google Shape;83;p14" draw:style-name="gr6" draw:text-style-name="P9" draw:layer="layout" svg:width="3.014cm" svg:height="0.619cm" svg:x="20.897cm" svg:y="8.108cm">
                <text:p text:style-name="P8"><text:span text:style-name="T2">172.48.48.5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84;p14" draw:style-name="gr6" draw:text-style-name="P9" draw:layer="layout" svg:width="3.014cm" svg:height="0.619cm" svg:x="19.308cm" svg:y="6.685cm">
                <text:p text:style-name="P8"><text:span text:style-name="T2">172.48.48.4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85;p14" draw:style-name="gr6" draw:text-style-name="P9" draw:layer="layout" svg:width="3.283cm" svg:height="0.735cm" svg:x="21.023cm" svg:y="9.698cm">
                <text:p text:style-name="P8"><text:span text:style-name="T2">172.48.48.5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86;p14" draw:style-name="gr6" draw:text-style-name="P12" draw:layer="layout" svg:width="4.067cm" svg:height="0.824cm" svg:x="20.01cm" svg:y="5.533cm">
                <text:p text:style-name="P11"><text:span text:style-name="T3">172.48.48.48/2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Google Shape;87;p14" draw:style-name="gr7" draw:text-style-name="P13" draw:layer="layout" svg:width="2.332cm" svg:height="1.032cm" svg:x="12.425cm" svg:y="5.651cm">
              <text:p text:style-name="P3"><text:span text:style-name="T6">Router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88;p14" draw:style-name="gr2" draw:text-style-name="P2" draw:layer="layout" svg:width="3.283cm" svg:height="2.762cm" svg:x="10.262cm" svg:y="2.88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90;p14" draw:style-name="gr6" draw:text-style-name="P9" draw:layer="layout" svg:width="2.863cm" svg:height="0.619cm" svg:x="10.357cm" svg:y="8.747cm">
              <text:p text:style-name="P8"><text:span text:style-name="T2">172.17.17.1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1;p14" draw:style-name="gr6" draw:text-style-name="P9" draw:layer="layout" svg:width="2.863cm" svg:height="0.617cm" svg:x="10.556cm" svg:y="2.758cm">
              <text:p text:style-name="P8"><text:span text:style-name="T2">172.16.16.1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2;p14" draw:style-name="gr6" draw:text-style-name="P9" draw:layer="layout" svg:width="2.861cm" svg:height="0.617cm" svg:x="10.353cm" svg:y="5.058cm">
              <text:p text:style-name="P8"><text:span text:style-name="T7">172.16.16.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3;p14" draw:style-name="gr6" draw:text-style-name="P9" draw:layer="layout" svg:width="2.67cm" svg:height="0.617cm" svg:x="10.55cm" svg:y="6.533cm">
              <text:p text:style-name="P8"><text:span text:style-name="T7">172.17.18.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4;p14" draw:style-name="gr6" draw:text-style-name="P9" draw:layer="layout" svg:width="2.861cm" svg:height="0.619cm" svg:x="14.582cm" svg:y="6.241cm">
              <text:p text:style-name="P8"><text:span text:style-name="T7">172.30.30.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5;p14" draw:style-name="gr6" draw:text-style-name="P9" draw:layer="layout" svg:width="2.864cm" svg:height="0.587cm" svg:x="15.24cm" svg:y="5.573cm">
              <text:p text:style-name="P8"><text:span text:style-name="T2">172.30.30.3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oogle Shape;96;p14">
              <draw:custom-shape draw:name="Google Shape;97;p14" draw:style-name="gr1" draw:text-style-name="P1" draw:layer="layout" svg:width="4.75cm" svg:height="4.337cm" svg:x="4.332cm" svg:y="9.2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98;p14" draw:style-name="gr3" draw:text-style-name="P4" draw:layer="layout" svg:width="2.861cm" svg:height="1.032cm" svg:x="4.304cm" svg:y="9.509cm">
                <text:p text:style-name="P3"><text:span text:style-name="T1">Client-B1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99;p14" draw:style-name="gr3" draw:text-style-name="P4" draw:layer="layout" svg:width="2.864cm" svg:height="1.032cm" svg:x="4.302cm" svg:y="11.966cm">
                <text:p text:style-name="P3"><text:span text:style-name="T1">Client-B2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00;p14" draw:style-name="gr4" draw:text-style-name="P5" draw:layer="layout" svg:width="3.014cm" svg:height="1.032cm" svg:x="6.096cm" svg:y="10.677cm">
                <text:p text:style-name="P3"><text:span text:style-name="T1">Server-B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01;p14" draw:style-name="gr5" draw:text-style-name="P10" draw:layer="layout" svg:width="2.476cm" svg:height="1.033cm" svg:x="7.785cm" svg:y="8.752cm">
                <text:p text:style-name="P3"><text:span text:style-name="T1">Gateway-B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custom-shape draw:name="Google Shape;102;p14" draw:style-name="gr6" draw:text-style-name="P9" draw:layer="layout" svg:width="2.152cm" svg:height="0.619cm" svg:x="4.362cm" svg:y="10.36cm">
                <text:p text:style-name="P8"><text:span text:style-name="T2">10.1.0.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103;p14" draw:style-name="gr6" draw:text-style-name="P9" draw:layer="layout" svg:width="2.152cm" svg:height="0.619cm" svg:x="4.362cm" svg:y="12.913cm">
                <text:p text:style-name="P8"><text:span text:style-name="T2">10.1.0.3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104;p14" draw:style-name="gr6" draw:text-style-name="P9" draw:layer="layout" svg:width="2.476cm" svg:height="0.619cm" svg:x="6.782cm" svg:y="11.643cm">
                <text:p text:style-name="P8"><text:span text:style-name="T2">10.1.0.9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105;p14" draw:style-name="gr6" draw:text-style-name="P9" draw:layer="layout" svg:width="2.152cm" svg:height="0.619cm" svg:x="7.313cm" svg:y="9.767cm">
                <text:p text:style-name="P8"><text:span text:style-name="T2">10.1.0.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106;p14" draw:style-name="gr6" draw:text-style-name="P9" draw:layer="layout" svg:width="3.392cm" svg:height="0.739cm" svg:x="4.068cm" svg:y="8.634cm">
                <text:p text:style-name="P8"><text:span text:style-name="T3">10.1.0.0/1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</draw:g>
        <draw:custom-shape draw:name="Google Shape;107;p14" draw:style-name="gr6" draw:text-style-name="P9" draw:layer="layout" svg:width="2.508cm" svg:height="0.619cm" svg:x="4.139cm" svg:y="8.154cm">
          <text:p text:style-name="P8"><text:span text:style-name="T8">Site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4" draw:style-name="gr6" draw:text-style-name="P9" draw:layer="layout" svg:width="2.508cm" svg:height="0.619cm" svg:x="4.139cm" svg:y="1.801cm">
          <text:p text:style-name="P8"><text:span text:style-name="T8">Site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4" draw:style-name="gr6" draw:text-style-name="P9" draw:layer="layout" svg:width="2.508cm" svg:height="0.619cm" svg:x="21.782cm" svg:y="5.031cm">
          <text:p text:style-name="P8"><text:span text:style-name="T8">Cloud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4" draw:style-name="gr6" draw:text-style-name="P9" draw:layer="layout" svg:width="4.406cm" svg:height="0.619cm" svg:x="13.965cm" svg:y="2.254cm">
          <text:p text:style-name="P8"><text:span text:style-name="T8">Public Int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4" draw:style-name="gr2" draw:text-style-name="P2" draw:layer="layout" svg:width="1.512cm" svg:height="0.809cm" svg:x="13.592cm" svg:y="4.84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2;p14" draw:style-name="gr6" draw:text-style-name="P9" draw:layer="layout" svg:width="8.732cm" svg:height="1.234cm" svg:x="10.063cm" svg:y="12.439cm">
          <text:p text:style-name="P8"><text:span text:style-name="T9">192.168.0.0/16 is the Vagrant ssh network and should be ignored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4" draw:style-name="gr6" draw:text-style-name="P9" draw:layer="layout" svg:width="2.67cm" svg:height="1.234cm" svg:x="14.522cm" svg:y="3.606cm">
          <text:p text:style-name="P8"><text:span text:style-name="T8">Other</text:span><text:span text:style-name="T8"><text:line-break/></text:span><text:span text:style-name="T8">Int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4" draw:style-name="gr6" draw:text-style-name="P9" draw:layer="layout" svg:width="6.519cm" svg:height="1.557cm" svg:x="10.049cm" svg:y="11.092cm">
          <text:p text:style-name="P8"><text:span text:style-name="T9">172.16.0.0/12 represent routable IP addresse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0;p1:notes" presentation:style-name="pr1" draw:text-style-name="P1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1;p1:notes" draw:style-name="gr8" draw:layer="layout" svg:width="13.999cm" svg:height="11.136cm" svg:x="3.5cm" svg:y="2.227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Calibri1" svg:font-family="Calibri" style:font-family-generic="swiss"/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35cm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12;p2" presentation:style-name="TITLE_5f_AND_5f_BODY-title" draw:layer="backgroundobjects" svg:width="25.198cm" svg:height="2.628cm" svg:x="1.4cm" svg:y="0.62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0-12-03T18:17:26.389384283</dc:date>
    <meta:editing-duration>PT10M10S</meta:editing-duration>
    <meta:editing-cycles>3</meta:editing-cycles>
    <meta:document-statistic meta:object-count="72"/>
  </office:meta>
</office:document-meta>
</file>